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025508" officeooo:paragraph-rsid="00025508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paragraph-rsid="00025508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ovimento</text:h>
      <text:p text:style-name="P3">Transparencia - A transparencia consegue proporcionar movimento no design. O simples efeito de sobrepor camadas com diferentes niveis opacidades cria um senso de movimento claro, inteligente e sofisticados.</text:p>
      <text:p text:style-name="P1"/>
      <text:p text:style-name="P3">Desfoque - Inserir desfoque em elementos ou em partes de elementos tambem cria o efeito de movimento.</text:p>
      <text:p text:style-name="P3"/>
      <text:p text:style-name="P3">Linhas de movimento - Esse efeito é comum em historias em quadrinhos e ilustrações. Proporciona uma forte impressão de movimento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9:22:44.685000000</meta:creation-date>
    <dc:date>2024-01-24T20:42:14.643000000</dc:date>
    <meta:editing-duration>PT1H18M42S</meta:editing-duration>
    <meta:editing-cycles>3</meta:editing-cycles>
    <meta:generator>EasyOffice/7.6.2.1.0$Windows_X86_64 LibreOffice_project/0bc4d647150f05f02b71ccb5539a4012b57f1faf</meta:generator>
    <meta:document-statistic meta:table-count="0" meta:image-count="0" meta:object-count="0" meta:page-count="1" meta:paragraph-count="4" meta:word-count="66" meta:character-count="445" meta:non-whitespace-character-count="383"/>
  </office:meta>
</office:document-meta>
</file>